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791666666666665in"/>
    </style:style>
    <style:style style:name="co3" style:family="table-column">
      <style:table-column-properties fo:break-before="auto" style:column-width="0.87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college-university-other-agenc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1" table:number-columns-spanned="2" table:number-rows-spanned="1" office:value-type="string">
            <text:p>Campbell </text:p>
          </table:table-cell>
          <table:covered-table-cell/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1" office:value-type="string">
            <text:p>Charles City</text:p>
          </table:table-cell>
          <table:table-cell table:style-name="ce21"/>
          <table:table-cell table:style-name="ce21" office:value-type="string">
            <text:p>Charlotte</text:p>
          </table:table-cell>
          <table:table-cell table:style-name="ce21"/>
          <table:table-cell table:style-name="ce21" office:value-type="string">
            <text:p>Chesterfield</text:p>
          </table:table-cell>
          <table:table-cell table:style-name="ce21"/>
          <table:table-cell table:style-name="ce21" office:value-type="string">
            <text:p>Clarke</text:p>
          </table:table-cell>
          <table:table-cell table:style-name="ce21"/>
          <table:table-cell table:style-name="ce21" office:value-type="string">
            <text:p>Craig</text:p>
          </table:table-cell>
          <table:table-cell table:style-name="ce21"/>
          <table:table-cell table:style-name="ce21" office:value-type="string">
            <text:p>Culpeper</text:p>
          </table:table-cell>
          <table:table-cell table:style-name="ce21"/>
          <table:table-cell table:style-name="ce21" office:value-type="string">
            <text:p>Cumberland</text:p>
          </table:table-cell>
          <table:table-cell table:style-name="ce21"/>
          <table:table-cell table:style-name="ce21" office:value-type="string">
            <text:p>Dickenson</text:p>
          </table:table-cell>
          <table:table-cell table:style-name="ce21"/>
          <table:table-cell table:style-name="ce21" office:value-type="string">
            <text:p>Dinwiddie</text:p>
          </table:table-cell>
          <table:table-cell table:style-name="ce21"/>
          <table:table-cell table:style-name="ce21" office:value-type="string">
            <text:p>Essex</text:p>
          </table:table-cell>
          <table:table-cell table:style-name="ce21"/>
          <table:table-cell table:style-name="ce21" office:value-type="string">
            <text:p>Fairfax</text:p>
          </table:table-cell>
          <table:table-cell table:style-name="ce21"/>
          <table:table-cell table:style-name="ce21" office:value-type="string">
            <text:p>Fauquier</text:p>
          </table:table-cell>
          <table:table-cell table:style-name="ce21"/>
          <table:table-cell table:style-name="ce21" office:value-type="string">
            <text:p>Floyd</text:p>
          </table:table-cell>
          <table:table-cell table:style-name="ce21"/>
          <table:table-cell table:style-name="ce21" office:value-type="string">
            <text:p>Fluvanna</text:p>
          </table:table-cell>
          <table:table-cell table:style-name="ce21"/>
          <table:table-cell table:style-name="ce21" office:value-type="string">
            <text:p>Franklin</text:p>
          </table:table-cell>
          <table:table-cell table:style-name="ce21"/>
          <table:table-cell table:style-name="ce21" office:value-type="string">
            <text:p>Frederick</text:p>
          </table:table-cell>
          <table:table-cell table:style-name="ce21"/>
          <table:table-cell table:style-name="ce21" office:value-type="string">
            <text:p>Giles</text:p>
          </table:table-cell>
          <table:table-cell table:style-name="ce21"/>
          <table:table-cell table:style-name="ce21" office:value-type="string">
            <text:p>Gloucester</text:p>
          </table:table-cell>
          <table:table-cell table:style-name="ce21"/>
          <table:table-cell table:style-name="ce21" office:value-type="string">
            <text:p>Goochland</text:p>
          </table:table-cell>
          <table:table-cell table:style-name="ce21"/>
          <table:table-cell table:style-name="ce21" office:value-type="string">
            <text:p>Grayson</text:p>
          </table:table-cell>
          <table:table-cell table:style-name="ce21"/>
          <table:table-cell table:style-name="ce21" office:value-type="string">
            <text:p>Greene</text:p>
          </table:table-cell>
          <table:table-cell table:style-name="ce21"/>
          <table:table-cell table:style-name="ce21" office:value-type="string">
            <text:p>Greensville</text:p>
          </table:table-cell>
          <table:table-cell table:style-name="ce21"/>
          <table:table-cell table:style-name="ce21" office:value-type="string">
            <text:p>Halifax</text:p>
          </table:table-cell>
          <table:table-cell table:style-name="ce21"/>
          <table:table-cell table:style-name="ce21" office:value-type="string">
            <text:p>Hanover</text:p>
          </table:table-cell>
          <table:table-cell table:style-name="ce21"/>
          <table:table-cell table:style-name="ce21" office:value-type="string">
            <text:p>Henrico</text:p>
          </table:table-cell>
          <table:table-cell table:style-name="ce21"/>
          <table:table-cell table:style-name="ce21" office:value-type="string">
            <text:p>Henry</text:p>
          </table:table-cell>
          <table:table-cell table:style-name="ce21"/>
          <table:table-cell table:style-name="ce21" office:value-type="string">
            <text:p>Highland</text:p>
          </table:table-cell>
          <table:table-cell table:style-name="ce21"/>
          <table:table-cell table:style-name="ce21" office:value-type="string">
            <text:p>Isle of Wight</text:p>
          </table:table-cell>
          <table:table-cell table:style-name="ce21"/>
          <table:table-cell table:style-name="ce21" office:value-type="string">
            <text:p>James City</text:p>
          </table:table-cell>
          <table:table-cell table:style-name="ce21"/>
          <table:table-cell table:style-name="ce21" office:value-type="string">
            <text:p>King &amp; Queen</text:p>
          </table:table-cell>
          <table:table-cell table:style-name="ce21"/>
          <table:table-cell table:style-name="ce21" office:value-type="string">
            <text:p>King George</text:p>
          </table:table-cell>
          <table:table-cell table:style-name="ce21"/>
          <table:table-cell table:style-name="ce21" office:value-type="string">
            <text:p>King William</text:p>
          </table:table-cell>
          <table:table-cell table:style-name="ce21"/>
          <table:table-cell table:style-name="ce21" office:value-type="string">
            <text:p>Lancaster</text:p>
          </table:table-cell>
          <table:table-cell table:style-name="ce21"/>
          <table:table-cell table:style-name="ce21" office:value-type="string">
            <text:p>Lee</text:p>
          </table:table-cell>
          <table:table-cell table:style-name="ce21"/>
          <table:table-cell table:style-name="ce21" office:value-type="string">
            <text:p>Loudoun</text:p>
          </table:table-cell>
          <table:table-cell table:style-name="ce21"/>
          <table:table-cell table:style-name="ce21" office:value-type="string">
            <text:p>Louisa</text:p>
          </table:table-cell>
          <table:table-cell table:style-name="ce21"/>
          <table:table-cell table:style-name="ce21" office:value-type="string">
            <text:p>Lunenburg</text:p>
          </table:table-cell>
          <table:table-cell table:style-name="ce21"/>
          <table:table-cell table:style-name="ce21" office:value-type="string">
            <text:p>Madison</text:p>
          </table:table-cell>
          <table:table-cell table:style-name="ce21"/>
          <table:table-cell table:style-name="ce21" office:value-type="string">
            <text:p>Mathews</text:p>
          </table:table-cell>
          <table:table-cell table:style-name="ce21"/>
          <table:table-cell table:style-name="ce21" office:value-type="string">
            <text:p>Mecklenburg</text:p>
          </table:table-cell>
          <table:table-cell table:style-name="ce21"/>
          <table:table-cell table:style-name="ce21" office:value-type="string">
            <text:p>Middlesex</text:p>
          </table:table-cell>
          <table:table-cell table:style-name="ce21"/>
          <table:table-cell table:style-name="ce21" office:value-type="string">
            <text:p>Montgomery</text:p>
          </table:table-cell>
          <table:table-cell table:style-name="ce21"/>
          <table:table-cell table:style-name="ce21" office:value-type="string">
            <text:p>Nelson</text:p>
          </table:table-cell>
          <table:table-cell table:style-name="ce21"/>
          <table:table-cell table:style-name="ce21" office:value-type="string">
            <text:p>New Kent</text:p>
          </table:table-cell>
          <table:table-cell table:style-name="ce21"/>
          <table:table-cell table:style-name="ce21" office:value-type="string">
            <text:p>Northampton</text:p>
          </table:table-cell>
          <table:table-cell table:style-name="ce21"/>
          <table:table-cell table:style-name="ce21" office:value-type="string">
            <text:p>Northumberland</text:p>
          </table:table-cell>
          <table:table-cell table:style-name="ce21"/>
          <table:table-cell table:style-name="ce21" office:value-type="string">
            <text:p>Nottoway</text:p>
          </table:table-cell>
          <table:table-cell table:style-name="ce21"/>
          <table:table-cell table:style-name="ce21" office:value-type="string">
            <text:p>Orange</text:p>
          </table:table-cell>
          <table:table-cell table:style-name="ce21"/>
          <table:table-cell table:style-name="ce21" office:value-type="string">
            <text:p>Page</text:p>
          </table:table-cell>
          <table:table-cell table:style-name="ce21"/>
          <table:table-cell table:style-name="ce21" office:value-type="string">
            <text:p>Patrick</text:p>
          </table:table-cell>
          <table:table-cell table:style-name="ce21"/>
          <table:table-cell table:style-name="ce21" office:value-type="string">
            <text:p>Pittsylvania</text:p>
          </table:table-cell>
          <table:table-cell table:style-name="ce21"/>
          <table:table-cell table:style-name="ce21" office:value-type="string">
            <text:p>Powhatan</text:p>
          </table:table-cell>
          <table:table-cell table:style-name="ce21"/>
          <table:table-cell table:style-name="ce21" office:value-type="string">
            <text:p>Prince Edward</text:p>
          </table:table-cell>
          <table:table-cell table:style-name="ce21"/>
          <table:table-cell table:style-name="ce21" office:value-type="string">
            <text:p>Prince George</text:p>
          </table:table-cell>
          <table:table-cell table:style-name="ce21"/>
          <table:table-cell table:style-name="ce21" office:value-type="string">
            <text:p>Prince William</text:p>
          </table:table-cell>
          <table:table-cell table:style-name="ce21"/>
          <table:table-cell table:style-name="ce21" office:value-type="string">
            <text:p>Pulaski</text:p>
          </table:table-cell>
          <table:table-cell table:style-name="ce21"/>
          <table:table-cell table:style-name="ce21" office:value-type="string">
            <text:p>Rappahannock</text:p>
          </table:table-cell>
          <table:table-cell table:style-name="ce21"/>
          <table:table-cell table:style-name="ce21" office:value-type="string">
            <text:p>Richmond</text:p>
          </table:table-cell>
          <table:table-cell table:style-name="ce21"/>
          <table:table-cell table:style-name="ce21" office:value-type="string">
            <text:p>Roanoke</text:p>
          </table:table-cell>
          <table:table-cell table:style-name="ce21"/>
          <table:table-cell table:style-name="ce21" office:value-type="string">
            <text:p>Rockbridge</text:p>
          </table:table-cell>
          <table:table-cell table:style-name="ce21"/>
          <table:table-cell table:style-name="ce21" office:value-type="string">
            <text:p>Rockingham</text:p>
          </table:table-cell>
          <table:table-cell table:style-name="ce21"/>
          <table:table-cell table:style-name="ce21" office:value-type="string">
            <text:p>Russell</text:p>
          </table:table-cell>
          <table:table-cell table:style-name="ce21"/>
          <table:table-cell table:style-name="ce21" office:value-type="string">
            <text:p>Scott</text:p>
          </table:table-cell>
          <table:table-cell table:style-name="ce21"/>
          <table:table-cell table:style-name="ce21" office:value-type="string">
            <text:p>Shenandoah</text:p>
          </table:table-cell>
          <table:table-cell table:style-name="ce21"/>
          <table:table-cell table:style-name="ce21" office:value-type="string">
            <text:p>Smyth</text:p>
          </table:table-cell>
          <table:table-cell table:style-name="ce21"/>
          <table:table-cell table:style-name="ce21" office:value-type="string">
            <text:p>Southampton</text:p>
          </table:table-cell>
          <table:table-cell table:style-name="ce21"/>
          <table:table-cell table:style-name="ce21" office:value-type="string">
            <text:p>Spotsylvania</text:p>
          </table:table-cell>
          <table:table-cell table:style-name="ce21"/>
          <table:table-cell table:style-name="ce21" office:value-type="string">
            <text:p>Stafford</text:p>
          </table:table-cell>
          <table:table-cell table:style-name="ce21"/>
          <table:table-cell table:style-name="ce21" office:value-type="string">
            <text:p>Surry</text:p>
          </table:table-cell>
          <table:table-cell table:style-name="ce21"/>
          <table:table-cell table:style-name="ce21" office:value-type="string">
            <text:p>Sussex</text:p>
          </table:table-cell>
          <table:table-cell table:style-name="ce21"/>
          <table:table-cell table:style-name="ce21" office:value-type="string">
            <text:p>Tazewell</text:p>
          </table:table-cell>
          <table:table-cell table:style-name="ce21"/>
          <table:table-cell table:style-name="ce21" office:value-type="string">
            <text:p>Warren</text:p>
          </table:table-cell>
          <table:table-cell table:style-name="ce21"/>
          <table:table-cell table:style-name="ce21" office:value-type="string">
            <text:p>Washington</text:p>
          </table:table-cell>
          <table:table-cell table:style-name="ce21"/>
          <table:table-cell table:style-name="ce21" office:value-type="string">
            <text:p>Westmoreland</text:p>
          </table:table-cell>
          <table:table-cell table:style-name="ce21"/>
          <table:table-cell table:style-name="ce21" office:value-type="string">
            <text:p>Wise</text:p>
          </table:table-cell>
          <table:table-cell table:style-name="ce21"/>
          <table:table-cell table:style-name="ce21" office:value-type="string">
            <text:p>Wythe</text:p>
          </table:table-cell>
          <table:table-cell table:style-name="ce21"/>
          <table:table-cell table:style-name="ce21" office:value-type="string">
            <text:p>York</text:p>
          </table:table-cell>
          <table:table-cell table:style-name="ce21"/>
          <table:table-cell table:style-name="ce21" office:value-type="string">
            <text:p>Total County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71">
            <text:p>671</text:p>
          </table:table-cell>
          <table:table-cell table:style-name="ce21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413">
            <text:p>2413</text:p>
          </table:table-cell>
          <table:table-cell table:style-name="ce21" office:value-type="float" office:value="324">
            <text:p>32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936">
            <text:p>936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33">
            <text:p>113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35">
            <text:p>43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4">
            <text:p>494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28">
            <text:p>42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5623">
            <text:p>15623</text:p>
          </table:table-cell>
          <table:table-cell table:style-name="ce21" office:value-type="float" office:value="2557">
            <text:p>255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68">
            <text:p>1668</text:p>
          </table:table-cell>
          <table:table-cell table:style-name="ce21" office:value-type="float" office:value="684">
            <text:p>68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68">
            <text:p>868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239">
            <text:p>123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677">
            <text:p>7677</text:p>
          </table:table-cell>
          <table:table-cell table:style-name="ce21" office:value-type="float" office:value="2470">
            <text:p>247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268">
            <text:p>26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87">
            <text:p>1287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7">
            <text:p>1307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23">
            <text:p>623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81">
            <text:p>1681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06">
            <text:p>1306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0655">
            <text:p>10655</text:p>
          </table:table-cell>
          <table:table-cell table:style-name="ce21" office:value-type="float" office:value="1508">
            <text:p>150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87">
            <text:p>1687</text:p>
          </table:table-cell>
          <table:table-cell table:style-name="ce21" office:value-type="float" office:value="378">
            <text:p>37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932">
            <text:p>932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205">
            <text:p>1205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4">
            <text:p>564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47">
            <text:p>84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381">
            <text:p>4381</text:p>
          </table:table-cell>
          <table:table-cell table:style-name="ce21" office:value-type="float" office:value="2662">
            <text:p>2662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31">
            <text:p>123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925">
            <text:p>925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3996">
            <text:p>3996</text:p>
          </table:table-cell>
          <table:table-cell table:style-name="ce21" office:value-type="float" office:value="1139">
            <text:p>1139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5">
            <text:p>43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19">
            <text:p>519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38">
            <text:p>338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29">
            <text:p>42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431">
            <text:p>4431</text:p>
          </table:table-cell>
          <table:table-cell table:style-name="ce21" office:value-type="float" office:value="847">
            <text:p>847</text:p>
          </table:table-cell>
          <table:table-cell table:style-name="ce21" office:value-type="float" office:value="551">
            <text:p>55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19">
            <text:p>1019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1726">
            <text:p>1726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77">
            <text:p>1177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667">
            <text:p>667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47335">
            <text:p>47335</text:p>
          </table:table-cell>
          <table:table-cell table:style-name="ce21" office:value-type="float" office:value="9873">
            <text:p>987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7">
            <text:p>5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201">
            <text:p>620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558">
            <text:p>55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9">
            <text:p>849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17">
            <text:p>131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99">
            <text:p>79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29">
            <text:p>172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186">
            <text:p>17186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6">
            <text:p>44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6">
            <text:p>79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34">
            <text:p>1834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356">
            <text:p>2356</text:p>
          </table:table-cell>
          <table:table-cell table:style-name="ce21" office:value-type="float" office:value="1002">
            <text:p>100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1">
            <text:p>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35">
            <text:p>193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65">
            <text:p>2265</text:p>
          </table:table-cell>
          <table:table-cell table:style-name="ce21" office:value-type="float" office:value="344">
            <text:p>34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29">
            <text:p>3729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99">
            <text:p>79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99">
            <text:p>79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155">
            <text:p>3155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66">
            <text:p>666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9">
            <text:p>59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31">
            <text:p>123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745">
            <text:p>74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86">
            <text:p>1086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779">
            <text:p>77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7">
            <text:p>587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335">
            <text:p>1335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52">
            <text:p>65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38">
            <text:p>838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451">
            <text:p>34451</text:p>
          </table:table-cell>
          <table:table-cell table:style-name="ce21" office:value-type="float" office:value="2766">
            <text:p>276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909">
            <text:p>1909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25">
            <text:p>62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69">
            <text:p>1169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338">
            <text:p>1338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15">
            <text:p>615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61">
            <text:p>46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32">
            <text:p>123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84">
            <text:p>6584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579">
            <text:p>2579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171">
            <text:p>1171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22">
            <text:p>2022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593">
            <text:p>1593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14">
            <text:p>61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131">
            <text:p>1131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5209">
            <text:p>5209</text:p>
          </table:table-cell>
          <table:table-cell table:style-name="ce21" office:value-type="float" office:value="1076">
            <text:p>1076</text:p>
          </table:table-cell>
          <table:table-cell table:style-name="ce21" office:value-type="float" office:value="1282">
            <text:p>1282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56">
            <text:p>115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74">
            <text:p>1274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9">
            <text:p>50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34">
            <text:p>93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05">
            <text:p>50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43">
            <text:p>1743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4845">
            <text:p>4845</text:p>
          </table:table-cell>
          <table:table-cell table:style-name="ce21" office:value-type="float" office:value="695">
            <text:p>695</text:p>
          </table:table-cell>
          <table:table-cell table:style-name="ce21" office:value-type="float" office:value="1426">
            <text:p>142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95">
            <text:p>1795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43">
            <text:p>643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97">
            <text:p>1097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87">
            <text:p>1287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3073">
            <text:p>3073</text:p>
          </table:table-cell>
          <table:table-cell table:style-name="ce21" office:value-type="float" office:value="493">
            <text:p>493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89">
            <text:p>1689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788">
            <text:p>788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764">
            <text:p>76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5674">
            <text:p>75674</text:p>
          </table:table-cell>
          <table:table-cell table:style-name="ce21" office:value-type="float" office:value="7837">
            <text:p>783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1" office:value-type="float" office:value="1054">
            <text:p>1054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2841">
            <text:p>2841</text:p>
          </table:table-cell>
          <table:table-cell table:style-name="ce21" office:value-type="float" office:value="376">
            <text:p>376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374">
            <text:p>2374</text:p>
          </table:table-cell>
          <table:table-cell table:style-name="ce21" office:value-type="float" office:value="564">
            <text:p>564</text:p>
          </table:table-cell>
          <table:table-cell table:style-name="ce21" office:value-type="float" office:value="1801">
            <text:p>1801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79">
            <text:p>1179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79">
            <text:p>207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102">
            <text:p>1102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522">
            <text:p>1522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965">
            <text:p>10965</text:p>
          </table:table-cell>
          <table:table-cell table:style-name="ce21" office:value-type="float" office:value="4465">
            <text:p>4465</text:p>
          </table:table-cell>
          <table:table-cell table:style-name="ce21" office:value-type="float" office:value="435">
            <text:p>4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19">
            <text:p>51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810">
            <text:p>3810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895">
            <text:p>189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474">
            <text:p>2474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188">
            <text:p>2188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04">
            <text:p>404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36">
            <text:p>1036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056">
            <text:p>2056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9205">
            <text:p>9205</text:p>
          </table:table-cell>
          <table:table-cell table:style-name="ce21" office:value-type="float" office:value="2215">
            <text:p>2215</text:p>
          </table:table-cell>
          <table:table-cell table:style-name="ce21" office:value-type="float" office:value="2443">
            <text:p>2443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92">
            <text:p>792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399">
            <text:p>1399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2">
            <text:p>652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34">
            <text:p>153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704">
            <text:p>2704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43">
            <text:p>1243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204">
            <text:p>2204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41">
            <text:p>54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61">
            <text:p>46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34">
            <text:p>93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222">
            <text:p>2222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708">
            <text:p>70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9276">
            <text:p>9276</text:p>
          </table:table-cell>
          <table:table-cell table:style-name="ce21" office:value-type="float" office:value="1542">
            <text:p>1542</text:p>
          </table:table-cell>
          <table:table-cell table:style-name="ce21" office:value-type="float" office:value="1977">
            <text:p>1977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553">
            <text:p>2553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114">
            <text:p>1114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74">
            <text:p>77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80">
            <text:p>1780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1432">
            <text:p>1432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06">
            <text:p>2306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866">
            <text:p>2866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76">
            <text:p>1876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158">
            <text:p>1158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3">
            <text:p>1013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845">
            <text:p>1845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172">
            <text:p>1172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085">
            <text:p>1085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123009">
            <text:p>123009</text:p>
          </table:table-cell>
          <table:table-cell table:style-name="ce21" office:value-type="float" office:value="17710">
            <text:p>17710</text:p>
          </table:table-cell>
        </table:table-row>
      </table:table>
      <table:table table:name="cities" table:style-name="ta2" table:print="false">
        <office:forms form:automatic-focus="false" form:apply-design-mode="false"/>
        <table:table-column table:style-name="co2" table:default-cell-style-name="ce15"/>
        <table:table-column table:style-name="co4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1" table:number-columns-spanned="2" table:number-rows-spanned="1" office:value-type="string">
            <text:p>Clifton Forge</text:p>
          </table:table-cell>
          <table:covered-table-cell/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167">
            <text:p>16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87">
            <text:p>1687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29">
            <text:p>62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11">
            <text:p>1411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91">
            <text:p>49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64">
            <text:p>126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83">
            <text:p>983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546">
            <text:p>54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470">
            <text:p>2470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2723">
            <text:p>12723</text:p>
          </table:table-cell>
          <table:table-cell table:style-name="ce21" office:value-type="float" office:value="1705">
            <text:p>170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88">
            <text:p>988</text:p>
          </table:table-cell>
          <table:table-cell table:style-name="ce21" office:value-type="float" office:value="374">
            <text:p>37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91">
            <text:p>491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68">
            <text:p>968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6183">
            <text:p>6183</text:p>
          </table:table-cell>
          <table:table-cell table:style-name="ce21" office:value-type="float" office:value="2166">
            <text:p>216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227">
            <text:p>22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88">
            <text:p>788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54">
            <text:p>454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472">
            <text:p>47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63">
            <text:p>563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5">
            <text:p>50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621">
            <text:p>6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00">
            <text:p>140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69">
            <text:p>1669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9853">
            <text:p>9853</text:p>
          </table:table-cell>
          <table:table-cell table:style-name="ce21" office:value-type="float" office:value="1010">
            <text:p>10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3">
            <text:p>54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58">
            <text:p>1258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1" office:value-type="float" office:value="509">
            <text:p>50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3">
            <text:p>1003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849">
            <text:p>849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42">
            <text:p>742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46">
            <text:p>746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194">
            <text:p>2194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98">
            <text:p>1898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67">
            <text:p>467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4487">
            <text:p>4487</text:p>
          </table:table-cell>
          <table:table-cell table:style-name="ce21" office:value-type="float" office:value="966">
            <text:p>966</text:p>
          </table:table-cell>
          <table:table-cell table:style-name="ce21" office:value-type="float" office:value="2290">
            <text:p>2290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2970">
            <text:p>297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28">
            <text:p>4028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1165">
            <text:p>1165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703">
            <text:p>703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198">
            <text:p>119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350">
            <text:p>6350</text:p>
          </table:table-cell>
          <table:table-cell table:style-name="ce21" office:value-type="float" office:value="1976">
            <text:p>1976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38755">
            <text:p>38755</text:p>
          </table:table-cell>
          <table:table-cell table:style-name="ce21" office:value-type="float" office:value="7035">
            <text:p>70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4">
            <text:p>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22">
            <text:p>282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433">
            <text:p>143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922">
            <text:p>922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092">
            <text:p>3092</text:p>
          </table:table-cell>
          <table:table-cell table:style-name="ce21" office:value-type="float" office:value="616">
            <text:p>61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43">
            <text:p>5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36">
            <text:p>3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79">
            <text:p>247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493">
            <text:p>8493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3">
            <text:p>39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1">
            <text:p>5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66">
            <text:p>9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32">
            <text:p>9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84">
            <text:p>198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35">
            <text:p>10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839">
            <text:p>14839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708">
            <text:p>1708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682">
            <text:p>4682</text:p>
          </table:table-cell>
          <table:table-cell table:style-name="ce21" office:value-type="float" office:value="769">
            <text:p>76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8">
            <text:p>74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418">
            <text:p>1418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802">
            <text:p>4802</text:p>
          </table:table-cell>
          <table:table-cell table:style-name="ce21" office:value-type="float" office:value="543">
            <text:p>54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06">
            <text:p>1406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551">
            <text:p>55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39">
            <text:p>6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2">
            <text:p>612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211">
            <text:p>321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56">
            <text:p>1556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894">
            <text:p>894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8096">
            <text:p>8096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48">
            <text:p>324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67">
            <text:p>3167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82">
            <text:p>128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472">
            <text:p>10472</text:p>
          </table:table-cell>
          <table:table-cell table:style-name="ce21" office:value-type="float" office:value="1254">
            <text:p>1254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78">
            <text:p>778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1070">
            <text:p>41070</text:p>
          </table:table-cell>
          <table:table-cell table:style-name="ce21" office:value-type="float" office:value="3950">
            <text:p>395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1" office:value-type="float" office:value="1042">
            <text:p>104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42">
            <text:p>3042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105">
            <text:p>510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15">
            <text:p>615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662">
            <text:p>3662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1448">
            <text:p>1448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791">
            <text:p>2791</text:p>
          </table:table-cell>
          <table:table-cell table:style-name="ce21" office:value-type="float" office:value="1244">
            <text:p>1244</text:p>
          </table:table-cell>
          <table:table-cell table:style-name="ce21" office:value-type="float" office:value="15155">
            <text:p>15155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274">
            <text:p>1274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675">
            <text:p>467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62">
            <text:p>4162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257">
            <text:p>2257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623">
            <text:p>623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890">
            <text:p>189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9252">
            <text:p>19252</text:p>
          </table:table-cell>
          <table:table-cell table:style-name="ce21" office:value-type="float" office:value="2932">
            <text:p>2932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847">
            <text:p>1847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80429">
            <text:p>80429</text:p>
          </table:table-cell>
          <table:table-cell table:style-name="ce21" office:value-type="float" office:value="8279">
            <text:p>827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1" office:value-type="float" office:value="1551">
            <text:p>155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09">
            <text:p>509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504">
            <text:p>1504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45">
            <text:p>4045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2083">
            <text:p>2083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037">
            <text:p>2037</text:p>
          </table:table-cell>
          <table:table-cell table:style-name="ce21" office:value-type="float" office:value="594">
            <text:p>594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638">
            <text:p>163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108">
            <text:p>2108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7299">
            <text:p>7299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874">
            <text:p>874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560">
            <text:p>5560</text:p>
          </table:table-cell>
          <table:table-cell table:style-name="ce21" office:value-type="float" office:value="404">
            <text:p>404</text:p>
          </table:table-cell>
          <table:table-cell table:style-name="ce21" office:value-type="float" office:value="1792">
            <text:p>1792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7278">
            <text:p>7278</text:p>
          </table:table-cell>
          <table:table-cell table:style-name="ce21" office:value-type="float" office:value="2210">
            <text:p>2210</text:p>
          </table:table-cell>
          <table:table-cell table:style-name="ce21" office:value-type="float" office:value="17445">
            <text:p>17445</text:p>
          </table:table-cell>
          <table:table-cell table:style-name="ce21" office:value-type="float" office:value="1922">
            <text:p>1922</text:p>
          </table:table-cell>
          <table:table-cell table:style-name="ce21" office:value-type="float" office:value="625">
            <text:p>625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190">
            <text:p>8190</text:p>
          </table:table-cell>
          <table:table-cell table:style-name="ce21" office:value-type="float" office:value="883">
            <text:p>883</text:p>
          </table:table-cell>
          <table:table-cell table:style-name="ce21" office:value-type="float" office:value="3422">
            <text:p>3422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1254">
            <text:p>1254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326">
            <text:p>1326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3088">
            <text:p>3088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5602">
            <text:p>25602</text:p>
          </table:table-cell>
          <table:table-cell table:style-name="ce21" office:value-type="float" office:value="4908">
            <text:p>4908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521">
            <text:p>2521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119184">
            <text:p>119184</text:p>
          </table:table-cell>
          <table:table-cell table:style-name="ce21" office:value-type="float" office:value="15314">
            <text:p>15314</text:p>
          </table:table-cell>
        </table:table-row>
      </table:table>
      <table:table table:name="college-university-other-agency" table:style-name="ta3" table:print="false">
        <office:forms form:automatic-focus="false" form:apply-design-mode="false"/>
        <table:table-column table:style-name="co2" table:default-cell-style-name="ce15"/>
        <table:table-column table:style-name="co5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1">
            <text:p>481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312">
            <text:p>31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4">
            <text:p>1054</text:p>
          </table:table-cell>
          <table:table-cell table:style-name="ce21" office:value-type="float" office:value="319">
            <text:p>31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28">
            <text:p>4128</text:p>
          </table:table-cell>
          <table:table-cell table:style-name="ce21" office:value-type="float" office:value="603">
            <text:p>60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471">
            <text:p>28471</text:p>
          </table:table-cell>
          <table:table-cell table:style-name="ce21" office:value-type="float" office:value="4262">
            <text:p>426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62">
            <text:p>2662</text:p>
          </table:table-cell>
          <table:table-cell table:style-name="ce21" office:value-type="float" office:value="1058">
            <text:p>105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972">
            <text:p>13972</text:p>
          </table:table-cell>
          <table:table-cell table:style-name="ce21" office:value-type="float" office:value="4656">
            <text:p>465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33">
            <text:p>1133</text:p>
          </table:table-cell>
          <table:table-cell table:style-name="ce21" office:value-type="float" office:value="498">
            <text:p>49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417">
            <text:p>2417</text:p>
          </table:table-cell>
          <table:table-cell table:style-name="ce21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09">
            <text:p>2109</text:p>
          </table:table-cell>
          <table:table-cell table:style-name="ce21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83">
            <text:p>1083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1">
            <text:p>561</text:p>
          </table:table-cell>
          <table:table-cell table:style-name="ce21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97">
            <text:p>2697</text:p>
          </table:table-cell>
          <table:table-cell table:style-name="ce21" office:value-type="float" office:value="1374">
            <text:p>137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0806">
            <text:p>20806</text:p>
          </table:table-cell>
          <table:table-cell table:style-name="ce21" office:value-type="float" office:value="2529">
            <text:p>252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42">
            <text:p>64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92">
            <text:p>2992</text:p>
          </table:table-cell>
          <table:table-cell table:style-name="ce21" office:value-type="float" office:value="612">
            <text:p>61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86929">
            <text:p>86929</text:p>
          </table:table-cell>
          <table:table-cell table:style-name="ce21" office:value-type="float" office:value="16950">
            <text:p>1695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23">
            <text:p>9023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992">
            <text:p>199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155">
            <text:p>5155</text:p>
          </table:table-cell>
          <table:table-cell table:style-name="ce21" office:value-type="float" office:value="1353">
            <text:p>135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978">
            <text:p>25978</text:p>
          </table:table-cell>
          <table:table-cell table:style-name="ce21" office:value-type="float" office:value="320">
            <text:p>32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209">
            <text:p>26209</text:p>
          </table:table-cell>
          <table:table-cell table:style-name="ce21" office:value-type="float" office:value="332">
            <text:p>33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7">
            <text:p>797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24">
            <text:p>924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296">
            <text:p>1296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8334">
            <text:p>8334</text:p>
          </table:table-cell>
          <table:table-cell table:style-name="ce21" office:value-type="float" office:value="1875">
            <text:p>187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88">
            <text:p>268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95">
            <text:p>7195</text:p>
          </table:table-cell>
          <table:table-cell table:style-name="ce21" office:value-type="float" office:value="888">
            <text:p>88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8">
            <text:p>6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6139">
            <text:p>76139</text:p>
          </table:table-cell>
          <table:table-cell table:style-name="ce21" office:value-type="float" office:value="6721">
            <text:p>67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1" office:value-type="float" office:value="1709">
            <text:p>170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59077">
            <text:p>159077</text:p>
          </table:table-cell>
          <table:table-cell table:style-name="ce21" office:value-type="float" office:value="16239">
            <text:p>1623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1" office:value-type="float" office:value="2339">
            <text:p>2339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474">
            <text:p>1474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3813">
            <text:p>3813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246006">
            <text:p>246006</text:p>
          </table:table-cell>
          <table:table-cell table:style-name="ce21" office:value-type="float" office:value="33189">
            <text:p>331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llege-university-other-agency" style:display-name="PageStyle_college-university-other-agenc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